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f6fa" officeooo:paragraph-rsid="0011f6fa"/>
    </style:style>
    <style:style style:name="P2" style:family="paragraph" style:parent-style-name="Standard">
      <style:text-properties officeooo:rsid="00125b30" officeooo:paragraph-rsid="00125b30"/>
    </style:style>
    <style:style style:name="P3" style:family="paragraph" style:parent-style-name="Standard">
      <style:text-properties officeooo:rsid="001544f9" officeooo:paragraph-rsid="001544f9"/>
    </style:style>
    <style:style style:name="P4" style:family="paragraph" style:parent-style-name="Standard">
      <style:text-properties officeooo:rsid="00163944" officeooo:paragraph-rsid="00163944"/>
    </style:style>
    <style:style style:name="P5" style:family="paragraph" style:parent-style-name="Standard">
      <style:text-properties officeooo:rsid="00174830" officeooo:paragraph-rsid="00174830"/>
    </style:style>
    <style:style style:name="P6" style:family="paragraph" style:parent-style-name="Standard">
      <style:text-properties officeooo:rsid="0018ba0f" officeooo:paragraph-rsid="0018ba0f"/>
    </style:style>
    <style:style style:name="P7" style:family="paragraph" style:parent-style-name="Standard">
      <style:text-properties officeooo:rsid="001a2649" officeooo:paragraph-rsid="001a2649"/>
    </style:style>
    <style:style style:name="P8" style:family="paragraph" style:parent-style-name="Standard">
      <style:text-properties officeooo:rsid="001c1667" officeooo:paragraph-rsid="001c1667"/>
    </style:style>
    <style:style style:name="P9" style:family="paragraph" style:parent-style-name="Standard">
      <style:text-properties officeooo:rsid="001d356e" officeooo:paragraph-rsid="001d356e"/>
    </style:style>
    <style:style style:name="P10" style:family="paragraph" style:parent-style-name="Standard">
      <style:text-properties officeooo:rsid="001df162" officeooo:paragraph-rsid="001df162"/>
    </style:style>
    <style:style style:name="P11" style:family="paragraph" style:parent-style-name="Standard">
      <style:text-properties officeooo:rsid="001f7beb" officeooo:paragraph-rsid="001f7beb"/>
    </style:style>
    <style:style style:name="P12" style:family="paragraph" style:parent-style-name="Standard">
      <style:text-properties officeooo:rsid="0020b551" officeooo:paragraph-rsid="0020b551"/>
    </style:style>
    <style:style style:name="P13" style:family="paragraph" style:parent-style-name="Standard">
      <style:text-properties officeooo:rsid="00217121" officeooo:paragraph-rsid="00217121"/>
    </style:style>
    <style:style style:name="P14" style:family="paragraph" style:parent-style-name="Standard">
      <style:text-properties officeooo:rsid="0021b6c0" officeooo:paragraph-rsid="0021b6c0"/>
    </style:style>
    <style:style style:name="T1" style:family="text">
      <style:text-properties officeooo:rsid="00138128"/>
    </style:style>
    <style:style style:name="T2" style:family="text">
      <style:text-properties officeooo:rsid="001d4a06"/>
    </style:style>
    <style:style style:name="T3" style:family="text">
      <style:text-properties officeooo:rsid="001df1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 – COMAND LINE INTERFACE</text:p>
      <text:p text:style-name="P1">GUI – GRAPHIC USER INTERFACE</text:p>
      <text:p text:style-name="P1"/>
      <text:p text:style-name="P1">O que vamos aprender?<text:line-break/><text:line-break/>Mudar de pastas</text:p>
      <text:p text:style-name="P1">Listar as pastas</text:p>
      <text:p text:style-name="P1">Criar pastas / Arquivos</text:p>
      <text:p text:style-name="P1">Deletar pastas / Arquivos</text:p>
      <text:p text:style-name="P1"/>
      <text:p text:style-name="P1">DIR / LS – lista de diretórios</text:p>
      <text:p text:style-name="P1">CD / - change directory – subir ou descer níveis no diretório</text:p>
      <text:p text:style-name="P2">CD .. retrocede um nível</text:p>
      <text:p text:style-name="P2">CLS / CLEAR(Control L no bash) – limpar terminal</text:p>
      <text:p text:style-name="P2">TAB – auto completar</text:p>
      <text:p text:style-name="P2">MKDIR (MAKE DIRECTORY) – criar pasta</text:p>
      <text:p text:style-name="P2">ECHO – <text:span text:style-name="T1">printa no terminal um texto </text:span></text:p>
      <text:p text:style-name="P2"><text:s text:c="12"/><text:span text:style-name="T1">echo hello &gt; hello.txt – cria um arquivo de texto escrito hello</text:span></text:p>
      <text:p text:style-name="P3">DEL – deleta arquivos</text:p>
      <text:p text:style-name="P4">RMDIR – remove diretorios</text:p>
      <text:p text:style-name="P4"><text:tab/> <text:s text:c="4"/>rmdir workspace /s /q</text:p>
      <text:p text:style-name="P4"/>
      <text:p text:style-name="P4">___________________________________________________________________________</text:p>
      <text:p text:style-name="P4"/>
      <text:p text:style-name="P5">SHA1 – algoritmo de hash seguro, conjunto de funções hash criptográficas projetadas pela nas (agência de segurança nacional dos EUA)</text:p>
      <text:p text:style-name="P5">a encriptação gera conjunto de characteres identificador de 40 digitos</text:p>
      <text:p text:style-name="P5"/>
      <text:p text:style-name="P6">open ssl sha1 + nome do arquivo</text:p>
      <text:p text:style-name="P6"/>
      <text:p text:style-name="P6">___________________________________________________________________________</text:p>
      <text:p text:style-name="P7">Objetos internos do git</text:p>
      <text:p text:style-name="P6"/>
      <text:p text:style-name="P7">BLOBS - </text:p>
      <text:p text:style-name="P7">TREES</text:p>
      <text:p text:style-name="P8">COMMIT</text:p>
      <text:p text:style-name="P8">_____________________________________________________________________________</text:p>
      <text:p text:style-name="P9">CHAVES SSH E TOKEN</text:p>
      <text:p text:style-name="P9"/>
      <text:p text:style-name="P9">CHAVE SSH – conexão segura entre duas máquinas / encriptada</text:p>
      <text:p text:style-name="P9">gerar chave ssh no git bash</text:p>
      <text:p text:style-name="P9">comandos:</text:p>
      <text:p text:style-name="P9"/>
      <text:p text:style-name="P10">Criar Chave git bash</text:p>
      <text:p text:style-name="P9">ssh-keygen -t ed25519 -<text:span text:style-name="T2">C</text:span> <text:a xlink:type="simple" xlink:href="mailto:phalves1@homtail.com" text:style-name="Internet_20_link" text:visited-style-name="Visited_20_Internet_20_Link">phalves1@homtail.com</text:a> <text:span text:style-name="T3">e depois colocar senha</text:span></text:p>
      <text:p text:style-name="P9"/>
      <text:p text:style-name="P10">Passar para o agent</text:p>
      <text:p text:style-name="P10">eval $(ssh-agent -s)</text:p>
      <text:p text:style-name="P10">ssh-add id_ed25519</text:p>
      <text:p text:style-name="P10"/>
      <text:p text:style-name="P11"/>
      <text:p text:style-name="P11"/>
      <text:p text:style-name="P11"><text:soft-page-break/>Clonar repositorio</text:p>
      <text:p text:style-name="P11">copiar repositorio ssh no github</text:p>
      <text:p text:style-name="P11">git clone / colar repositorio</text:p>
      <text:p text:style-name="P11"/>
      <text:p text:style-name="P12">TOKEN DE ACESSO PESSOAL</text:p>
      <text:p text:style-name="P12"/>
      <text:p text:style-name="P12">_________________________________________________________________________</text:p>
      <text:p text:style-name="P12"/>
      <text:p text:style-name="P13">INICIANDO O GIT E CRIANDO UM COMMIT</text:p>
      <text:p text:style-name="P13"/>
      <text:p text:style-name="P13">Iniciar git</text:p>
      <text:p text:style-name="P13">Iniciar versionamento</text:p>
      <text:p text:style-name="P13">Criar um commit</text:p>
      <text:p text:style-name="P13"/>
      <text:p text:style-name="P14">git init – iniciar repositorio</text:p>
      <text:p text:style-name="P14">git add – mover arquivos e começar versionamento</text:p>
      <text:p text:style-name="P14">git commit – criar commit</text:p>
      <text:p text:style-name="P14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20:57:19.041000000</meta:creation-date>
    <dc:date>2022-02-04T01:20:25.785000000</dc:date>
    <meta:editing-duration>PT3H3M29S</meta:editing-duration>
    <meta:editing-cycles>10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48" meta:word-count="226" meta:character-count="1679" meta:non-whitespace-character-count="1464"/>
  </office:meta>
</office:document-meta>
</file>